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Heading_20_1">
      <style:paragraph-properties fo:line-height="15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rganização da arquitetura</text:h>
      <text:p text:style-name="P1"><text:tab/>O sistema será desenvolvido utilizando o padrão de projetos arquitetural MVC (Model View Controller). A camada de Controller será responsável por coordenar as ações do usuário e realizar alterações no modelo. A camada de Model armazenará as classes que representam o domínio da aplicação que conterão as regras de negócio, além de abstrair a camada de persistência. A camada de View irá armazenar a interface gráfica do sistema.</text:p>
      <text:p text:style-name="P1"><text:tab/>Utilizaremos outra camada, chamada de Helper, que conterá operações utilitárias a todo o sistema ou a um determinado modelo.</text:p>
      <text:p text:style-name="P1"><text:tab/>A utilização dessas camadas define a forma como os componentes irão se comunicar, separando as responsabilidades de cada componente. A escolha deste padrão de projeto deve-se ao fato de sua eficacia estar comprovada e facilitar a manutenção do software.</text:p>
      <text:p text:style-name="P1"/>
      <text:h text:style-name="P2" text:outline-level="1">Framework escolhido</text:h>
      <text:p text:style-name="P1"><text:tab/>O projeto utilizará o framework MVC Rails 2.3+, que é open source e foi desenvolvido em linguagem de programação Ruby. O Rails auxilia na utilização do MVC fornecendo uma estrutura de fácil entendimento e evolução, não permitindo furos nas camadas determinadas.</text:p>
      <text:p text:style-name="P1"><text:tab/>A escolha do framework foi baseada nas seguintes premissas: </text:p>
      <text:p text:style-name="P1"><text:tab/>Produtividade: Ele possui mecanismos para prototipação rápida, gerando controladores e interfaces gráficas a partir de um modelo; como foi desenvolvido sobre uma linguagem de script, não compilada, não é necessário parar o servidor de aplicação em nenhum momento; possui mecanismos nativos para criação de testes automáticos; possui um motor de templates nativo para auxiliar na criação das interfaces gráficas.</text:p>
      <text:p text:style-name="P1"><text:tab/>Facilidade de evolução: O Rails utiliza o conceito de convenção sobre configuração, o que reduz consideravelmente os passos necessários para adicionar novos recursos.</text:p>
      <text:p text:style-name="P1"><text:tab/>Conhecimento da equipe: Dos membros da equipe, apenas duas pessoas possuem experiência com desenvolvimento de software e a curva de aprendizado do Ruby e do Rails é consideravelmente menor que a dos outros frameworks e linguagens.</text:p>
      <text:p text:style-name="P1"><text:tab/>Material disponível: O framework foi criado em 2003 e rapidamente se popularizou, por isso possui uma grande quantidade de livros e artigos a seu respeito.</text:p>
      <text:p text:style-name="P1"><text:tab/>O Rails é um meta-framework, um agregado de quatro outros frameworks, que são: ActionPack; ActionSupport; ActionRecord; ActionMailer. Dentre os frameworks analisados este foi o melhor na categoria dos meta-frameworks, possuindo baixa curva de aprendizado e simplicidade em sua utilização.</text:p>
      <text:p text:style-name="P1"><text:soft-page-break/><text:tab/>O ActiveRecord é o framework de persistência, mapeamento objeto relacional, que irá abstrair o banco de dados, mapeando as tabelas para o modelo de criado, permitindo a manipulação dos dados sem o uso explicito de SQL. O ActionPack realizará a separação e organização estrutural do projeto, coordenando o uso do MVC e gerenciando o uso da interface gráfica. Ele também possui um motor de templates, para auxiliar na criação das interfaces gráficas. O ActionMailer fornecerá recursos para envio e recebimento de emails. O ActionSupport provê diversos recursos utilitários para todo o sistema.</text:p>
      <text:p text:style-name="P1"/>
      <text:h text:style-name="P2" text:outline-level="1">Banco de dados</text:h>
      <text:p text:style-name="P1"><text:tab/>Será utilizado o SGBD objeto relacional open source Postgre 8.3+. O Postgre é um dos SGBDs open source mais avançados da atual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00:57</meta:creation-date>
    <dc:date>2009-06-11T10:37:27</dc:date>
    <meta:editing-duration>PT01H36M30S</meta:editing-duration>
    <meta:editing-cycles>19</meta:editing-cycles>
    <meta:generator>OpenOffice.org/3.0$Linux OpenOffice.org_project/300m15$Build-9379</meta:generator>
    <meta:document-statistic meta:table-count="0" meta:image-count="0" meta:object-count="0" meta:page-count="2" meta:paragraph-count="15" meta:word-count="480" meta:character-count="3170"/>
    <meta:user-defined meta:name="Informações 1"/>
    <meta:user-defined meta:name="Informações 2"/>
    <meta:user-defined meta:name="Informações 3"/>
    <meta:user-defined meta:name="Informações 4"/>
  </office:meta>
</office:document-meta>
</file>